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atin Modern Mono Light" svg:font-family="'Latin Modern Mono Light'" style:font-pitch="fixed"/>
    <style:font-face style:name="Lohit Gujarati" svg:font-family="'Lohit Gujarati'" style:font-adornments="Regular" style:font-pitch="variable"/>
    <style:font-face style:name="Tlwg Typist" svg:font-family="'Tlwg Typist'" style:font-pitch="variable"/>
    <style:font-face style:name="TlwgTypewriter" svg:font-family="TlwgTypewriter" style:font-family-generic="modern" style:font-pitch="variable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.018cm" fo:margin-left="0cm" table:align="left"/>
    </style:style>
    <style:style style:name="Table1.A" style:family="table-column">
      <style:table-column-properties style:column-width="2.402cm"/>
    </style:style>
    <style:style style:name="Table1.B" style:family="table-column">
      <style:table-column-properties style:column-width="1.593cm"/>
    </style:style>
    <style:style style:name="Table1.C" style:family="table-column">
      <style:table-column-properties style:column-width="1.799cm"/>
    </style:style>
    <style:style style:name="Table1.D" style:family="table-column">
      <style:table-column-properties style:column-width="2.505cm"/>
    </style:style>
    <style:style style:name="Table1.E" style:family="table-column">
      <style:table-column-properties style:column-width="1.797cm"/>
    </style:style>
    <style:style style:name="Table1.F" style:family="table-column">
      <style:table-column-properties style:column-width="1.411cm"/>
    </style:style>
    <style:style style:name="Table1.G" style:family="table-column">
      <style:table-column-properties style:column-width="0.991cm"/>
    </style:style>
    <style:style style:name="Table1.I" style:family="table-column">
      <style:table-column-properties style:column-width="2.117cm"/>
    </style:style>
    <style:style style:name="Table1.A1" style:family="table-cell">
      <style:table-cell-properties style:vertical-align="middle" fo:background-color="#ff6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I1" style:family="table-cell">
      <style:table-cell-properties style:vertical-align="middle" fo:background-color="#ff66ff" fo:padding="0.097cm" fo:border="0.05pt solid #000000">
        <style:background-image/>
      </style:table-cell-properties>
    </style:style>
    <style:style style:name="Table1.A2" style:family="table-cell">
      <style:table-cell-properties style:vertical-align="middle" fo:background-color="#ff66ff" fo:padding="0.097cm" fo:border-left="0.05pt solid #000000" fo:border-right="none" fo:border-top="none" fo:border-bottom="0.05pt solid #000000">
        <style:background-image/>
      </style:table-cell-properties>
    </style:style>
    <style:style style:name="Table1.I2" style:family="table-cell">
      <style:table-cell-properties style:vertical-align="middle" fo:background-color="#ff6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text-properties fo:color="#990066" style:font-name="Latin Modern Mono Light" fo:font-size="14pt" fo:text-shadow="none" fo:font-weight="bold" officeooo:rsid="000c13e2" officeooo:paragraph-rsid="000c13e2" style:font-size-asian="14pt" style:font-weight-asian="bold" style:font-size-complex="14pt" style:font-weight-complex="bold"/>
    </style:style>
    <style:style style:name="P2" style:family="paragraph" style:parent-style-name="Standard">
      <style:text-properties fo:color="#990066" style:font-name="Latin Modern Mono Light" fo:font-size="14pt" fo:text-shadow="none" officeooo:rsid="000c13e2" officeooo:paragraph-rsid="000c13e2" style:font-size-asian="14pt" style:font-size-complex="14pt"/>
    </style:style>
    <style:style style:name="P3" style:family="paragraph" style:parent-style-name="Standard">
      <style:text-properties style:font-name="Latin Modern Mono Light" fo:text-shadow="none" fo:font-weight="bold" officeooo:rsid="000c13e2" officeooo:paragraph-rsid="000c13e2" style:font-weight-asian="bold" style:font-weight-complex="bold"/>
    </style:style>
    <style:style style:name="P4" style:family="paragraph" style:parent-style-name="Standard">
      <style:text-properties style:font-name="Latin Modern Mono Light" fo:text-shadow="none" officeooo:rsid="000c13e2" officeooo:paragraph-rsid="000c13e2"/>
    </style:style>
    <style:style style:name="P5" style:family="paragraph" style:parent-style-name="Standard">
      <style:text-properties style:font-name="Latin Modern Mono Light" fo:text-shadow="none" officeooo:rsid="000c13e2" officeooo:paragraph-rsid="003aaa18"/>
    </style:style>
    <style:style style:name="P6" style:family="paragraph" style:parent-style-name="Standard">
      <style:text-properties style:font-name="Latin Modern Mono Light" fo:text-shadow="none" officeooo:rsid="000c13e2" officeooo:paragraph-rsid="005bc8c0"/>
    </style:style>
    <style:style style:name="P7" style:family="paragraph" style:parent-style-name="Standard">
      <style:text-properties style:font-name="Latin Modern Mono Light" fo:text-shadow="none" officeooo:rsid="000c13e2" officeooo:paragraph-rsid="005927e3"/>
    </style:style>
    <style:style style:name="P8" style:family="paragraph" style:parent-style-name="Standard">
      <style:text-properties style:font-name="Latin Modern Mono Light" fo:text-shadow="none" officeooo:rsid="004e112f" officeooo:paragraph-rsid="000c13e2"/>
    </style:style>
    <style:style style:name="P9" style:family="paragraph" style:parent-style-name="Standard">
      <style:text-properties style:font-name="Latin Modern Mono Light" fo:text-shadow="none" fo:font-weight="normal" officeooo:rsid="000c13e2" officeooo:paragraph-rsid="000c13e2" style:font-weight-asian="normal" style:font-weight-complex="normal"/>
    </style:style>
    <style:style style:name="P10" style:family="paragraph" style:parent-style-name="Standard">
      <style:text-properties fo:color="#ff33ff" style:font-name="TlwgTypewriter" fo:font-size="14pt" fo:text-shadow="none" fo:font-weight="normal" officeooo:rsid="000c13e2" officeooo:paragraph-rsid="000c13e2" style:font-size-asian="14pt" style:font-weight-asian="normal" style:font-size-complex="14pt" style:font-weight-complex="normal"/>
    </style:style>
    <style:style style:name="P11" style:family="paragraph" style:parent-style-name="Standard">
      <style:paragraph-properties fo:text-align="justify" style:justify-single-word="false"/>
      <style:text-properties fo:color="#ff33ff" style:font-name="TlwgTypewriter" fo:font-size="14pt" fo:text-shadow="none" fo:font-weight="normal" officeooo:rsid="000c13e2" officeooo:paragraph-rsid="000c13e2" style:font-size-asian="14pt" style:font-weight-asian="normal" style:font-size-complex="14pt" style:font-weight-complex="normal"/>
    </style:style>
    <style:style style:name="P12" style:family="paragraph" style:parent-style-name="Standard">
      <style:text-properties fo:color="#ff33ff" style:font-name="TlwgTypewriter" fo:text-shadow="none" fo:font-weight="normal" officeooo:rsid="000c13e2" officeooo:paragraph-rsid="000c13e2" style:font-weight-asian="normal" style:font-weight-complex="normal"/>
    </style:style>
    <style:style style:name="P13" style:family="paragraph" style:parent-style-name="Standard">
      <style:paragraph-properties fo:text-align="justify" style:justify-single-word="false"/>
      <style:text-properties style:font-name="TlwgTypewriter" fo:font-size="10pt" fo:text-shadow="none" officeooo:rsid="000c13e2" officeooo:paragraph-rsid="0157d8aa" style:font-size-asian="10pt" style:font-size-complex="10pt"/>
    </style:style>
    <style:style style:name="P14" style:family="paragraph" style:parent-style-name="Standard">
      <style:paragraph-properties fo:text-align="justify" style:justify-single-word="false"/>
      <style:text-properties style:font-name="TlwgTypewriter" fo:font-size="10pt" fo:text-shadow="none" officeooo:rsid="000c13e2" officeooo:paragraph-rsid="01baab4a" style:font-size-asian="10pt" style:font-size-complex="10pt"/>
    </style:style>
    <style:style style:name="P15" style:family="paragraph" style:parent-style-name="Standard">
      <style:paragraph-properties fo:text-align="justify" style:justify-single-word="false"/>
      <style:text-properties style:font-name="TlwgTypewriter" fo:font-size="10pt" fo:text-shadow="none" officeooo:rsid="000c13e2" officeooo:paragraph-rsid="002345fb" style:font-size-asian="10pt" style:font-size-complex="10pt"/>
    </style:style>
    <style:style style:name="P16" style:family="paragraph" style:parent-style-name="Standard">
      <style:paragraph-properties fo:text-align="justify" style:justify-single-word="false"/>
      <style:text-properties style:font-name="TlwgTypewriter" fo:font-size="10pt" fo:text-shadow="none" officeooo:rsid="000c13e2" officeooo:paragraph-rsid="01b8c0aa" style:font-size-asian="10pt" style:font-size-complex="10pt"/>
    </style:style>
    <style:style style:name="P17" style:family="paragraph" style:parent-style-name="Standard">
      <style:paragraph-properties fo:text-align="justify" style:justify-single-word="false"/>
      <style:text-properties style:font-name="TlwgTypewriter" fo:font-size="10pt" fo:text-shadow="none" officeooo:rsid="000c13e2" officeooo:paragraph-rsid="01b8654d" style:font-size-asian="10pt" style:font-size-complex="10pt"/>
    </style:style>
    <style:style style:name="P18" style:family="paragraph" style:parent-style-name="Standard">
      <style:paragraph-properties fo:text-align="justify" style:justify-single-word="false"/>
      <style:text-properties style:font-name="TlwgTypewriter" fo:font-size="10pt" fo:text-shadow="none" officeooo:rsid="000c13e2" officeooo:paragraph-rsid="01b7260d" style:font-size-asian="10pt" style:font-size-complex="10pt"/>
    </style:style>
    <style:style style:name="P19" style:family="paragraph" style:parent-style-name="Standard">
      <style:paragraph-properties fo:text-align="justify" style:justify-single-word="false"/>
      <style:text-properties style:font-name="TlwgTypewriter" fo:font-size="10pt" fo:text-shadow="none" officeooo:rsid="000c13e2" officeooo:paragraph-rsid="018651fc" style:font-size-asian="10pt" style:font-size-complex="10pt"/>
    </style:style>
    <style:style style:name="P20" style:family="paragraph" style:parent-style-name="Standard">
      <style:paragraph-properties fo:text-align="justify" style:justify-single-word="false"/>
      <style:text-properties style:font-name="TlwgTypewriter" fo:font-size="10pt" fo:text-shadow="none" officeooo:rsid="000c13e2" officeooo:paragraph-rsid="01b699a4" style:font-size-asian="10pt" style:font-size-complex="10pt"/>
    </style:style>
    <style:style style:name="P21" style:family="paragraph" style:parent-style-name="Standard">
      <style:paragraph-properties fo:text-align="justify" style:justify-single-word="false"/>
      <style:text-properties style:font-name="TlwgTypewriter" fo:font-size="10pt" fo:text-shadow="none" officeooo:rsid="000c13e2" officeooo:paragraph-rsid="0185ca92" style:font-size-asian="10pt" style:font-size-complex="10pt"/>
    </style:style>
    <style:style style:name="P22" style:family="paragraph" style:parent-style-name="Standard">
      <style:paragraph-properties fo:text-align="justify" style:justify-single-word="false"/>
      <style:text-properties style:font-name="TlwgTypewriter" fo:font-size="10pt" fo:text-shadow="none" officeooo:rsid="000c13e2" officeooo:paragraph-rsid="01c124e9" style:font-size-asian="10pt" style:font-size-complex="10pt"/>
    </style:style>
    <style:style style:name="P23" style:family="paragraph" style:parent-style-name="Standard">
      <style:paragraph-properties fo:text-align="justify" style:justify-single-word="false"/>
      <style:text-properties style:font-name="TlwgTypewriter" fo:font-size="10pt" fo:text-shadow="none" officeooo:rsid="000c13e2" officeooo:paragraph-rsid="000c13e2" style:font-size-asian="10pt" style:font-size-complex="10pt"/>
    </style:style>
    <style:style style:name="P24" style:family="paragraph" style:parent-style-name="Standard">
      <style:paragraph-properties fo:text-align="justify" style:justify-single-word="false"/>
      <style:text-properties style:font-name="TlwgTypewriter" fo:font-size="10pt" fo:text-shadow="none" officeooo:paragraph-rsid="01bba697" style:font-size-asian="10pt" style:font-size-complex="10pt"/>
    </style:style>
    <style:style style:name="P25" style:family="paragraph" style:parent-style-name="Standard">
      <style:paragraph-properties fo:text-align="justify" style:justify-single-word="false"/>
      <style:text-properties style:font-name="TlwgTypewriter" fo:font-size="10pt" fo:text-shadow="none" officeooo:paragraph-rsid="002345fb" style:font-size-asian="10pt" style:font-size-complex="10pt"/>
    </style:style>
    <style:style style:name="P26" style:family="paragraph" style:parent-style-name="Standard">
      <style:paragraph-properties fo:text-align="justify" style:justify-single-word="false"/>
      <style:text-properties style:font-name="TlwgTypewriter" fo:font-size="10pt" fo:text-shadow="none" officeooo:paragraph-rsid="01b5bfc8" style:font-size-asian="10pt" style:font-size-complex="10pt"/>
    </style:style>
    <style:style style:name="P27" style:family="paragraph" style:parent-style-name="Standard">
      <style:paragraph-properties fo:text-align="justify" style:justify-single-word="false"/>
      <style:text-properties style:font-name="TlwgTypewriter" fo:font-size="10pt" fo:text-shadow="none" officeooo:paragraph-rsid="0185ca92" style:font-size-asian="10pt" style:font-size-complex="10pt"/>
    </style:style>
    <style:style style:name="P28" style:family="paragraph" style:parent-style-name="Standard">
      <style:paragraph-properties fo:text-align="center" style:justify-single-word="false"/>
      <style:text-properties style:font-name="TlwgTypewriter" fo:font-size="10pt" fo:text-shadow="none" officeooo:rsid="01da37b7" officeooo:paragraph-rsid="01da37b7" style:font-size-asian="10pt" style:font-size-complex="10pt"/>
    </style:style>
    <style:style style:name="P29" style:family="paragraph" style:parent-style-name="Standard">
      <style:paragraph-properties fo:text-align="justify" style:justify-single-word="false"/>
      <style:text-properties style:font-name="TlwgTypewriter" fo:font-size="10pt" fo:text-shadow="none" fo:font-weight="normal" officeooo:rsid="002a1c1b" officeooo:paragraph-rsid="002345fb" style:font-size-asian="10pt" style:font-weight-asian="normal" style:font-size-complex="10pt" style:font-weight-complex="normal"/>
    </style:style>
    <style:style style:name="P30" style:family="paragraph" style:parent-style-name="Standard">
      <style:paragraph-properties fo:text-align="justify" style:justify-single-word="false"/>
      <style:text-properties style:font-name="TlwgTypewriter" fo:font-size="12pt" fo:text-shadow="none" officeooo:rsid="000c13e2" officeooo:paragraph-rsid="0157d8aa" style:font-size-asian="12pt" style:font-size-complex="12pt"/>
    </style:style>
    <style:style style:name="P31" style:family="paragraph" style:parent-style-name="Standard">
      <style:paragraph-properties fo:text-align="justify" style:justify-single-word="false"/>
      <style:text-properties style:font-name="TlwgTypewriter" fo:font-size="12pt" fo:text-shadow="none" officeooo:rsid="000c13e2" officeooo:paragraph-rsid="01728649" style:font-size-asian="12pt" style:font-size-complex="12pt"/>
    </style:style>
    <style:style style:name="P32" style:family="paragraph" style:parent-style-name="Standard">
      <style:paragraph-properties fo:text-align="justify" style:justify-single-word="false"/>
      <style:text-properties style:font-name="TlwgTypewriter" fo:text-shadow="none" officeooo:rsid="000c13e2" officeooo:paragraph-rsid="014a2222"/>
    </style:style>
    <style:style style:name="P33" style:family="paragraph" style:parent-style-name="Standard">
      <style:paragraph-properties fo:text-align="justify" style:justify-single-word="false"/>
      <style:text-properties style:font-name="TlwgTypewriter" fo:text-shadow="none" officeooo:rsid="000c13e2" officeooo:paragraph-rsid="01c124e9"/>
    </style:style>
    <style:style style:name="P34" style:family="paragraph" style:parent-style-name="Standard">
      <style:paragraph-properties fo:text-align="justify" style:justify-single-word="false"/>
      <style:text-properties style:font-name="TlwgTypewriter" fo:text-shadow="none" officeooo:rsid="000c13e2" officeooo:paragraph-rsid="000c13e2"/>
    </style:style>
    <style:style style:name="P35" style:family="paragraph" style:parent-style-name="Standard">
      <style:text-properties style:font-name="TlwgTypewriter" fo:text-shadow="none" officeooo:rsid="000c13e2" officeooo:paragraph-rsid="000c13e2"/>
    </style:style>
    <style:style style:name="P36" style:family="paragraph" style:parent-style-name="Standard">
      <style:paragraph-properties fo:text-align="justify" style:justify-single-word="false"/>
      <style:text-properties style:font-name="TlwgTypewriter" fo:text-shadow="none" fo:font-weight="normal" officeooo:rsid="000c13e2" officeooo:paragraph-rsid="01e32c90" style:font-weight-asian="normal" style:font-weight-complex="normal"/>
    </style:style>
    <style:style style:name="P37" style:family="paragraph" style:parent-style-name="Standard">
      <style:paragraph-properties fo:text-align="justify" style:justify-single-word="false"/>
      <style:text-properties style:font-name="TlwgTypewriter" fo:text-shadow="none" fo:font-weight="normal" officeooo:rsid="000c13e2" officeooo:paragraph-rsid="0200af52" style:font-weight-asian="normal" style:font-weight-complex="normal"/>
    </style:style>
    <style:style style:name="P38" style:family="paragraph" style:parent-style-name="Standard">
      <style:paragraph-properties fo:text-align="end" style:justify-single-word="false"/>
      <style:text-properties style:font-name="TlwgTypewriter" fo:font-size="6pt" fo:text-shadow="none" officeooo:rsid="01df1de5" officeooo:paragraph-rsid="01df1de5" style:font-size-asian="5.25pt" style:font-size-complex="6pt"/>
    </style:style>
    <style:style style:name="P39" style:family="paragraph" style:parent-style-name="Standard">
      <style:paragraph-properties fo:text-align="justify" style:justify-single-word="false"/>
      <style:text-properties fo:color="#000000" style:font-name="TlwgTypewriter" fo:font-size="10pt" fo:text-shadow="none" officeooo:rsid="000c13e2" officeooo:paragraph-rsid="001d0159" style:font-size-asian="10pt" style:font-size-complex="10pt"/>
    </style:style>
    <style:style style:name="P40" style:family="paragraph" style:parent-style-name="Standard">
      <style:paragraph-properties fo:text-align="center" style:justify-single-word="false"/>
      <style:text-properties fo:color="#000000" style:font-name="TlwgTypewriter" fo:font-size="10pt" fo:text-shadow="none" fo:font-weight="normal" officeooo:rsid="003d8cfc" officeooo:paragraph-rsid="011c793b" style:font-size-asian="10pt" style:font-weight-asian="normal" style:font-size-complex="10pt" style:font-weight-complex="normal"/>
    </style:style>
    <style:style style:name="P41" style:family="paragraph" style:parent-style-name="Standard">
      <style:paragraph-properties fo:text-align="center" style:justify-single-word="false"/>
      <style:text-properties fo:color="#000000" style:font-name="TlwgTypewriter" fo:font-size="10pt" fo:text-shadow="none" fo:font-weight="normal" officeooo:rsid="003f2c2a" officeooo:paragraph-rsid="011c793b" style:font-size-asian="10pt" style:font-weight-asian="normal" style:font-size-complex="10pt" style:font-weight-complex="normal"/>
    </style:style>
    <style:style style:name="P42" style:family="paragraph" style:parent-style-name="Standard">
      <style:paragraph-properties fo:text-align="center" style:justify-single-word="false"/>
      <style:text-properties fo:color="#000000" style:font-name="TlwgTypewriter" fo:font-size="10pt" fo:text-shadow="none" fo:font-weight="normal" officeooo:rsid="011c793b" officeooo:paragraph-rsid="011c793b" style:font-size-asian="10pt" style:font-weight-asian="normal" style:font-size-complex="10pt" style:font-weight-complex="normal"/>
    </style:style>
    <style:style style:name="P43" style:family="paragraph" style:parent-style-name="Table_20_Contents">
      <style:paragraph-properties fo:text-align="center" style:justify-single-word="false"/>
      <style:text-properties fo:color="#000000" style:font-name="TlwgTypewriter" fo:font-size="10pt" fo:text-shadow="none" fo:font-weight="normal" officeooo:rsid="011c793b" officeooo:paragraph-rsid="011c793b" style:font-size-asian="10pt" style:font-weight-asian="normal" style:font-size-complex="10pt" style:font-weight-complex="normal"/>
    </style:style>
    <style:style style:name="P44" style:family="paragraph" style:parent-style-name="Table_20_Contents">
      <style:paragraph-properties fo:text-align="center" style:justify-single-word="false"/>
      <style:text-properties fo:color="#000000" style:font-name="TlwgTypewriter" fo:font-size="10pt" fo:text-shadow="none" fo:font-weight="normal" officeooo:rsid="011e394e" officeooo:paragraph-rsid="011e394e" style:font-size-asian="10pt" style:font-weight-asian="normal" style:font-size-complex="10pt" style:font-weight-complex="normal"/>
    </style:style>
    <style:style style:name="P45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4b294" style:font-weight-asian="normal" style:font-weight-complex="normal"/>
    </style:style>
    <style:style style:name="T3" style:family="text">
      <style:text-properties fo:font-weight="normal" officeooo:rsid="001abf5c" style:font-weight-asian="normal" style:font-weight-complex="normal"/>
    </style:style>
    <style:style style:name="T4" style:family="text">
      <style:text-properties fo:font-weight="normal" officeooo:rsid="001d0159" style:font-weight-asian="normal" style:font-weight-complex="normal"/>
    </style:style>
    <style:style style:name="T5" style:family="text">
      <style:text-properties fo:font-weight="normal" officeooo:rsid="001d9df1" style:font-weight-asian="normal" style:font-weight-complex="normal"/>
    </style:style>
    <style:style style:name="T6" style:family="text">
      <style:text-properties fo:font-weight="normal" officeooo:rsid="001f778f" style:font-weight-asian="normal" style:font-weight-complex="normal"/>
    </style:style>
    <style:style style:name="T7" style:family="text">
      <style:text-properties fo:font-weight="normal" officeooo:rsid="00210166" style:font-weight-asian="normal" style:font-weight-complex="normal"/>
    </style:style>
    <style:style style:name="T8" style:family="text">
      <style:text-properties fo:font-weight="normal" officeooo:rsid="002a1c1b" style:font-weight-asian="normal" style:font-weight-complex="normal"/>
    </style:style>
    <style:style style:name="T9" style:family="text">
      <style:text-properties fo:font-weight="normal" officeooo:rsid="002b9e87" style:font-weight-asian="normal" style:font-weight-complex="normal"/>
    </style:style>
    <style:style style:name="T10" style:family="text">
      <style:text-properties fo:font-weight="normal" officeooo:rsid="002e7d80" style:font-weight-asian="normal" style:font-weight-complex="normal"/>
    </style:style>
    <style:style style:name="T11" style:family="text">
      <style:text-properties fo:font-weight="normal" officeooo:rsid="002ed0f0" style:font-weight-asian="normal" style:font-weight-complex="normal"/>
    </style:style>
    <style:style style:name="T12" style:family="text">
      <style:text-properties fo:font-weight="normal" officeooo:rsid="00329071" style:font-weight-asian="normal" style:font-weight-complex="normal"/>
    </style:style>
    <style:style style:name="T13" style:family="text">
      <style:text-properties fo:font-weight="normal" officeooo:rsid="0032c4fd" style:font-weight-asian="normal" style:font-weight-complex="normal"/>
    </style:style>
    <style:style style:name="T14" style:family="text">
      <style:text-properties fo:font-weight="normal" officeooo:rsid="00333479" style:font-weight-asian="normal" style:font-weight-complex="normal"/>
    </style:style>
    <style:style style:name="T15" style:family="text">
      <style:text-properties fo:font-weight="normal" officeooo:rsid="003a4946" style:font-weight-asian="normal" style:font-weight-complex="normal"/>
    </style:style>
    <style:style style:name="T16" style:family="text">
      <style:text-properties fo:font-weight="normal" officeooo:rsid="01451662" style:font-weight-asian="normal" style:font-weight-complex="normal"/>
    </style:style>
    <style:style style:name="T17" style:family="text">
      <style:text-properties fo:font-weight="normal" officeooo:rsid="017aa454" style:font-weight-asian="normal" style:font-weight-complex="normal"/>
    </style:style>
    <style:style style:name="T18" style:family="text">
      <style:text-properties fo:font-weight="normal" officeooo:rsid="017c6655" style:font-weight-asian="normal" style:font-weight-complex="normal"/>
    </style:style>
    <style:style style:name="T19" style:family="text">
      <style:text-properties fo:font-weight="normal" officeooo:rsid="0187b8d9" style:font-weight-asian="normal" style:font-weight-complex="normal"/>
    </style:style>
    <style:style style:name="T20" style:family="text">
      <style:text-properties fo:font-weight="normal" officeooo:rsid="018a6625" style:font-weight-asian="normal" style:font-weight-complex="normal"/>
    </style:style>
    <style:style style:name="T21" style:family="text">
      <style:text-properties fo:font-weight="normal" officeooo:rsid="018a9c82" style:font-weight-asian="normal" style:font-weight-complex="normal"/>
    </style:style>
    <style:style style:name="T22" style:family="text">
      <style:text-properties fo:font-weight="normal" officeooo:rsid="018c85b6" style:font-weight-asian="normal" style:font-weight-complex="normal"/>
    </style:style>
    <style:style style:name="T23" style:family="text">
      <style:text-properties fo:font-weight="normal" officeooo:rsid="018d4230" style:font-weight-asian="normal" style:font-weight-complex="normal"/>
    </style:style>
    <style:style style:name="T24" style:family="text">
      <style:text-properties fo:font-weight="normal" officeooo:rsid="019f9700" style:font-weight-asian="normal" style:font-weight-complex="normal"/>
    </style:style>
    <style:style style:name="T25" style:family="text">
      <style:text-properties fo:font-weight="normal" officeooo:rsid="01a0f505" style:font-weight-asian="normal" style:font-weight-complex="normal"/>
    </style:style>
    <style:style style:name="T26" style:family="text">
      <style:text-properties fo:font-weight="normal" officeooo:rsid="01a21885" style:font-weight-asian="normal" style:font-weight-complex="normal"/>
    </style:style>
    <style:style style:name="T27" style:family="text">
      <style:text-properties fo:font-weight="normal" officeooo:rsid="01a2cbbe" style:font-weight-asian="normal" style:font-weight-complex="normal"/>
    </style:style>
    <style:style style:name="T28" style:family="text">
      <style:text-properties fo:font-weight="normal" officeooo:rsid="01a417fa" style:font-weight-asian="normal" style:font-weight-complex="normal"/>
    </style:style>
    <style:style style:name="T29" style:family="text">
      <style:text-properties fo:font-weight="normal" officeooo:rsid="01acbd76" style:font-weight-asian="normal" style:font-weight-complex="normal"/>
    </style:style>
    <style:style style:name="T30" style:family="text">
      <style:text-properties fo:font-weight="normal" officeooo:rsid="01dfaf6a" style:font-weight-asian="normal" style:font-weight-complex="normal"/>
    </style:style>
    <style:style style:name="T31" style:family="text">
      <style:text-properties fo:font-weight="normal" officeooo:rsid="002a1c1b" fo:background-color="#ffff99" loext:char-shading-value="0" style:font-weight-asian="normal" style:font-weight-complex="normal"/>
    </style:style>
    <style:style style:name="T32" style:family="text">
      <style:text-properties fo:font-weight="normal" officeooo:rsid="001abf5c" fo:background-color="transparent" loext:char-shading-value="0" style:font-weight-asian="normal" style:font-weight-complex="normal"/>
    </style:style>
    <style:style style:name="T33" style:family="text">
      <style:text-properties officeooo:rsid="003875c0"/>
    </style:style>
    <style:style style:name="T34" style:family="text">
      <style:text-properties officeooo:rsid="0038b372"/>
    </style:style>
    <style:style style:name="T35" style:family="text">
      <style:text-properties officeooo:rsid="003a4946"/>
    </style:style>
    <style:style style:name="T36" style:family="text">
      <style:text-properties officeooo:rsid="004d1317"/>
    </style:style>
    <style:style style:name="T37" style:family="text">
      <style:text-properties officeooo:rsid="00531d08"/>
    </style:style>
    <style:style style:name="T38" style:family="text">
      <style:text-properties officeooo:rsid="005acded"/>
    </style:style>
    <style:style style:name="T39" style:family="text">
      <style:text-properties officeooo:rsid="006041d6"/>
    </style:style>
    <style:style style:name="T40" style:family="text">
      <style:text-properties fo:font-style="italic" style:font-style-asian="italic" style:font-style-complex="italic"/>
    </style:style>
    <style:style style:name="T41" style:family="text">
      <style:text-properties fo:font-style="italic" officeooo:rsid="003a4946" style:font-style-asian="italic" style:font-style-complex="italic"/>
    </style:style>
    <style:style style:name="T42" style:family="text">
      <style:text-properties officeooo:rsid="00cf4b6b"/>
    </style:style>
    <style:style style:name="T43" style:family="text">
      <style:text-properties officeooo:rsid="012bcaaa"/>
    </style:style>
    <style:style style:name="T44" style:family="text">
      <style:text-properties fo:font-style="normal" style:font-style-asian="normal" style:font-style-complex="normal"/>
    </style:style>
    <style:style style:name="T45" style:family="text">
      <style:text-properties fo:font-style="normal" officeooo:rsid="003a4946" fo:background-color="#ffff99" loext:char-shading-value="0" style:font-style-asian="normal" style:font-style-complex="normal"/>
    </style:style>
    <style:style style:name="T46" style:family="text">
      <style:text-properties officeooo:rsid="0150e036"/>
    </style:style>
    <style:style style:name="T47" style:family="text">
      <style:text-properties officeooo:rsid="0150e036" fo:background-color="#ffff99" loext:char-shading-value="0"/>
    </style:style>
    <style:style style:name="T48" style:family="text">
      <style:text-properties officeooo:rsid="01608c9a" fo:background-color="#ffff99" loext:char-shading-value="0"/>
    </style:style>
    <style:style style:name="T49" style:family="text">
      <style:text-properties officeooo:rsid="0176b167" fo:background-color="#ffff99" loext:char-shading-value="0"/>
    </style:style>
    <style:style style:name="T50" style:family="text">
      <style:text-properties officeooo:rsid="003875c0" fo:background-color="#ffff99" loext:char-shading-value="0"/>
    </style:style>
    <style:style style:name="T51" style:family="text">
      <style:text-properties officeooo:rsid="01608c9a"/>
    </style:style>
    <style:style style:name="T52" style:family="text">
      <style:text-properties fo:font-size="14pt" fo:background-color="transparent" loext:char-shading-value="0" style:font-size-asian="14pt" style:font-size-complex="14pt"/>
    </style:style>
    <style:style style:name="T53" style:family="text">
      <style:text-properties fo:font-size="10pt" officeooo:rsid="014a2222" style:font-size-asian="10pt" style:font-size-complex="10pt"/>
    </style:style>
    <style:style style:name="T54" style:family="text">
      <style:text-properties fo:font-size="10pt" officeooo:rsid="0036699b" style:font-size-asian="10pt" style:font-size-complex="10pt"/>
    </style:style>
    <style:style style:name="T55" style:family="text">
      <style:text-properties fo:font-size="10pt" officeooo:rsid="01d2155c" style:font-size-asian="10pt" style:font-size-complex="10pt"/>
    </style:style>
    <style:style style:name="T56" style:family="text">
      <style:text-properties fo:font-size="10pt" officeooo:rsid="010ab272" style:font-size-asian="10pt" style:font-size-complex="10pt"/>
    </style:style>
    <style:style style:name="T57" style:family="text">
      <style:text-properties fo:font-size="10pt" officeooo:rsid="00ff9b33" style:font-size-asian="10pt" style:font-size-complex="10pt"/>
    </style:style>
    <style:style style:name="T58" style:family="text">
      <style:text-properties fo:font-size="10pt" officeooo:rsid="0100a143" style:font-size-asian="10pt" style:font-size-complex="10pt"/>
    </style:style>
    <style:style style:name="T59" style:family="text">
      <style:text-properties fo:font-size="10pt" officeooo:rsid="00fe3711" style:font-size-asian="10pt" style:font-size-complex="10pt"/>
    </style:style>
    <style:style style:name="T60" style:family="text">
      <style:text-properties fo:font-size="10pt" officeooo:rsid="01099d1e" style:font-size-asian="10pt" style:font-size-complex="10pt"/>
    </style:style>
    <style:style style:name="T61" style:family="text">
      <style:text-properties fo:font-size="10pt" officeooo:rsid="010e00c1" style:font-size-asian="10pt" style:font-size-complex="10pt"/>
    </style:style>
    <style:style style:name="T62" style:family="text">
      <style:text-properties fo:font-size="10pt" officeooo:rsid="010f9673" style:font-size-asian="10pt" style:font-size-complex="10pt"/>
    </style:style>
    <style:style style:name="T63" style:family="text">
      <style:text-properties fo:font-size="10pt" officeooo:rsid="01128360" style:font-size-asian="10pt" style:font-size-complex="10pt"/>
    </style:style>
    <style:style style:name="T64" style:family="text">
      <style:text-properties fo:font-size="10pt" officeooo:rsid="0115b074" style:font-size-asian="10pt" style:font-size-complex="10pt"/>
    </style:style>
    <style:style style:name="T65" style:family="text">
      <style:text-properties fo:font-size="10pt" officeooo:rsid="01d919d3" style:font-size-asian="10pt" style:font-size-complex="10pt"/>
    </style:style>
    <style:style style:name="T66" style:family="text">
      <style:text-properties fo:font-size="10pt" officeooo:rsid="0115f106" style:font-size-asian="10pt" style:font-size-complex="10pt"/>
    </style:style>
    <style:style style:name="T67" style:family="text">
      <style:text-properties fo:font-size="10pt" officeooo:rsid="01155e91" style:font-size-asian="10pt" style:font-size-complex="10pt"/>
    </style:style>
    <style:style style:name="T68" style:family="text">
      <style:text-properties fo:font-size="10pt" officeooo:rsid="01fbc7a9" style:font-size-asian="10pt" style:font-size-complex="10pt"/>
    </style:style>
    <style:style style:name="T69" style:family="text">
      <style:text-properties fo:font-size="10pt" officeooo:rsid="01fcca4a" style:font-size-asian="10pt" style:font-size-complex="10pt"/>
    </style:style>
    <style:style style:name="T70" style:family="text">
      <style:text-properties fo:font-size="10pt" officeooo:rsid="01fe50d4" style:font-size-asian="10pt" style:font-size-complex="10pt"/>
    </style:style>
    <style:style style:name="T71" style:family="text">
      <style:text-properties fo:font-size="10pt" officeooo:rsid="02010da5" style:font-size-asian="10pt" style:font-size-complex="10pt"/>
    </style:style>
    <style:style style:name="T72" style:family="text">
      <style:text-properties fo:font-size="10pt" officeooo:rsid="02011ea7" style:font-size-asian="10pt" style:font-size-complex="10pt"/>
    </style:style>
    <style:style style:name="T73" style:family="text">
      <style:text-properties fo:font-size="10pt" officeooo:rsid="02022eb7" style:font-size-asian="10pt" style:font-size-complex="10pt"/>
    </style:style>
    <style:style style:name="T74" style:family="text">
      <style:text-properties fo:font-size="10pt" officeooo:rsid="020337db" style:font-size-asian="10pt" style:font-size-complex="10pt"/>
    </style:style>
    <style:style style:name="T75" style:family="text">
      <style:text-properties fo:font-size="10pt" fo:font-style="normal" officeooo:rsid="0036699b" fo:background-color="#ffff99" loext:char-shading-value="0" style:font-size-asian="10pt" style:font-style-asian="normal" style:font-size-complex="10pt" style:font-style-complex="normal"/>
    </style:style>
    <style:style style:name="T76" style:family="text">
      <style:text-properties fo:color="#ff33ff" officeooo:rsid="01648f97"/>
    </style:style>
    <style:style style:name="T77" style:family="text">
      <style:text-properties fo:color="#ff33ff" fo:font-weight="normal" officeooo:rsid="01648f97" style:font-weight-asian="normal" style:font-weight-complex="normal"/>
    </style:style>
    <style:style style:name="T78" style:family="text">
      <style:text-properties fo:color="#ff33ff" fo:font-weight="normal" officeooo:rsid="01728649" style:font-weight-asian="normal" style:font-weight-complex="normal"/>
    </style:style>
    <style:style style:name="T79" style:family="text">
      <style:text-properties fo:color="#ff33ff" fo:font-weight="normal" officeooo:rsid="01733935" style:font-weight-asian="normal" style:font-weight-complex="normal"/>
    </style:style>
    <style:style style:name="T80" style:family="text">
      <style:text-properties fo:color="#ff33ff" fo:font-weight="normal" officeooo:rsid="01937c54" style:font-weight-asian="normal" style:font-weight-complex="normal"/>
    </style:style>
    <style:style style:name="T81" style:family="text">
      <style:text-properties fo:color="#ff33ff" fo:font-weight="normal" officeooo:rsid="01acbd76" style:font-weight-asian="normal" style:font-weight-complex="normal"/>
    </style:style>
    <style:style style:name="T82" style:family="text">
      <style:text-properties fo:color="#ff33ff" officeooo:rsid="0191fa86"/>
    </style:style>
    <style:style style:name="T83" style:family="text">
      <style:text-properties fo:color="#ff33ff" fo:font-size="14pt" style:font-size-asian="14pt" style:font-size-complex="14pt"/>
    </style:style>
    <style:style style:name="T84" style:family="text">
      <style:text-properties fo:color="#ff33ff" fo:font-size="10pt" officeooo:rsid="01f5dc3d" style:font-size-asian="10pt" style:font-size-complex="10pt"/>
    </style:style>
    <style:style style:name="T85" style:family="text">
      <style:text-properties officeooo:rsid="017fc277"/>
    </style:style>
    <style:style style:name="T86" style:family="text">
      <style:text-properties officeooo:rsid="01608c9a" fo:background-color="transparent" loext:char-shading-value="0"/>
    </style:style>
    <style:style style:name="T87" style:family="text">
      <style:text-properties fo:color="#000000" fo:font-weight="normal" officeooo:rsid="01acbd76" style:font-weight-asian="normal" style:font-weight-complex="normal"/>
    </style:style>
    <style:style style:name="T88" style:family="text">
      <style:text-properties fo:color="#000000" fo:font-weight="normal" officeooo:rsid="01ad71bf" style:font-weight-asian="normal" style:font-weight-complex="normal"/>
    </style:style>
    <style:style style:name="T89" style:family="text">
      <style:text-properties fo:color="#000000" fo:font-weight="normal" officeooo:rsid="01af6c7f" style:font-weight-asian="normal" style:font-weight-complex="normal"/>
    </style:style>
    <style:style style:name="T90" style:family="text">
      <style:text-properties fo:color="#000000" fo:font-weight="normal" officeooo:rsid="01afe80b" style:font-weight-asian="normal" style:font-weight-complex="normal"/>
    </style:style>
    <style:style style:name="T91" style:family="text">
      <style:text-properties fo:color="#000000" fo:font-weight="normal" officeooo:rsid="01b035c6" style:font-weight-asian="normal" style:font-weight-complex="normal"/>
    </style:style>
    <style:style style:name="T92" style:family="text">
      <style:text-properties fo:color="#000000" fo:font-weight="normal" officeooo:rsid="01b08c60" style:font-weight-asian="normal" style:font-weight-complex="normal"/>
    </style:style>
    <style:style style:name="T93" style:family="text">
      <style:text-properties fo:color="#000000" fo:font-weight="normal" officeooo:rsid="01be3f18" style:font-weight-asian="normal" style:font-weight-complex="normal"/>
    </style:style>
    <style:style style:name="T94" style:family="text">
      <style:text-properties fo:color="#000000" fo:font-weight="normal" officeooo:rsid="01bebbf2" style:font-weight-asian="normal" style:font-weight-complex="normal"/>
    </style:style>
    <style:style style:name="T95" style:family="text">
      <style:text-properties fo:color="#000000" fo:font-size="10pt" officeooo:rsid="01c3730b" style:font-size-asian="8.75pt" style:font-size-complex="10pt"/>
    </style:style>
    <style:style style:name="T96" style:family="text">
      <style:text-properties fo:color="#000000" fo:font-size="10pt" officeooo:rsid="01c456ef" style:font-size-asian="8.75pt" style:font-size-complex="10pt"/>
    </style:style>
    <style:style style:name="T97" style:family="text">
      <style:text-properties fo:color="#000000" fo:font-size="10pt" officeooo:rsid="01c50590" style:font-size-asian="8.75pt" style:font-size-complex="10pt"/>
    </style:style>
    <style:style style:name="T98" style:family="text">
      <style:text-properties fo:color="#000000" fo:font-size="10pt" officeooo:rsid="01c6b7a2" style:font-size-asian="8.75pt" style:font-size-complex="10pt"/>
    </style:style>
    <style:style style:name="T99" style:family="text">
      <style:text-properties fo:color="#000000" fo:font-size="10pt" officeooo:rsid="01ce9dcc" style:font-size-asian="8.75pt" style:font-size-complex="10pt"/>
    </style:style>
    <style:style style:name="T100" style:family="text">
      <style:text-properties fo:color="#000000" fo:font-size="10pt" officeooo:rsid="01e32c90" style:font-size-asian="8.75pt" style:font-size-complex="10pt"/>
    </style:style>
    <style:style style:name="T101" style:family="text">
      <style:text-properties fo:color="#000000" fo:font-size="10pt" officeooo:rsid="01e41882" style:font-size-asian="8.75pt" style:font-size-complex="10pt"/>
    </style:style>
    <style:style style:name="T102" style:family="text">
      <style:text-properties fo:color="#000000" fo:font-size="10pt" officeooo:rsid="01e5d70c" style:font-size-asian="8.75pt" style:font-size-complex="10pt"/>
    </style:style>
    <style:style style:name="T103" style:family="text">
      <style:text-properties fo:color="#000000" fo:font-size="10pt" officeooo:rsid="01e70e8d" style:font-size-asian="8.75pt" style:font-size-complex="10pt"/>
    </style:style>
    <style:style style:name="T104" style:family="text">
      <style:text-properties fo:color="#000000" fo:font-size="10pt" officeooo:rsid="01e81cb5" style:font-size-asian="8.75pt" style:font-size-complex="10pt"/>
    </style:style>
    <style:style style:name="T105" style:family="text">
      <style:text-properties fo:color="#000000" fo:font-size="10pt" officeooo:rsid="01e95fef" style:font-size-asian="8.75pt" style:font-size-complex="10pt"/>
    </style:style>
    <style:style style:name="T106" style:family="text">
      <style:text-properties fo:color="#000000" fo:font-size="10pt" officeooo:rsid="01ebc3c7" style:font-size-asian="8.75pt" style:font-size-complex="10pt"/>
    </style:style>
    <style:style style:name="T107" style:family="text">
      <style:text-properties fo:color="#000000" fo:font-size="10pt" officeooo:rsid="01ebe9da" style:font-size-asian="8.75pt" style:font-size-complex="10pt"/>
    </style:style>
    <style:style style:name="T108" style:family="text">
      <style:text-properties fo:color="#000000" fo:font-size="10pt" officeooo:rsid="01eca5b0" style:font-size-asian="8.75pt" style:font-size-complex="10pt"/>
    </style:style>
    <style:style style:name="T109" style:family="text">
      <style:text-properties fo:color="#000000" fo:font-size="10pt" officeooo:rsid="01ed15d1" style:font-size-asian="8.75pt" style:font-size-complex="10pt"/>
    </style:style>
    <style:style style:name="T110" style:family="text">
      <style:text-properties fo:color="#000000" fo:font-size="10pt" officeooo:rsid="01edd38b" style:font-size-asian="8.75pt" style:font-size-complex="10pt"/>
    </style:style>
    <style:style style:name="T111" style:family="text">
      <style:text-properties fo:color="#000000" fo:font-size="10pt" officeooo:rsid="01ef1c54" style:font-size-asian="8.75pt" style:font-size-complex="10pt"/>
    </style:style>
    <style:style style:name="T112" style:family="text">
      <style:text-properties fo:color="#000000" fo:font-size="10pt" officeooo:rsid="01efef9a" style:font-size-asian="8.75pt" style:font-size-complex="10pt"/>
    </style:style>
    <style:style style:name="T113" style:family="text">
      <style:text-properties fo:color="#000000" fo:font-size="10pt" officeooo:rsid="01f03555" style:font-size-asian="8.75pt" style:font-size-complex="10pt"/>
    </style:style>
    <style:style style:name="T114" style:family="text">
      <style:text-properties fo:color="#000000" fo:font-size="10pt" officeooo:rsid="01f047fe" style:font-size-asian="8.75pt" style:font-size-complex="10pt"/>
    </style:style>
    <style:style style:name="T115" style:family="text">
      <style:text-properties fo:color="#000000" fo:font-size="10pt" officeooo:rsid="01f0f194" style:font-size-asian="8.75pt" style:font-size-complex="10pt"/>
    </style:style>
    <style:style style:name="T116" style:family="text">
      <style:text-properties fo:color="#000000" fo:font-size="10pt" officeooo:rsid="01f1e687" style:font-size-asian="8.75pt" style:font-size-complex="10pt"/>
    </style:style>
    <style:style style:name="T117" style:family="text">
      <style:text-properties fo:color="#000000" fo:font-size="10pt" officeooo:rsid="01f26321" style:font-size-asian="8.75pt" style:font-size-complex="10pt"/>
    </style:style>
    <style:style style:name="T118" style:family="text">
      <style:text-properties fo:color="#000000" fo:font-size="10pt" officeooo:rsid="01f2dbed" style:font-size-asian="8.75pt" style:font-size-complex="10pt"/>
    </style:style>
    <style:style style:name="T119" style:family="text">
      <style:text-properties fo:color="#000000" fo:font-size="10pt" officeooo:rsid="01f35725" style:font-size-asian="8.75pt" style:font-size-complex="10pt"/>
    </style:style>
    <style:style style:name="T120" style:family="text">
      <style:text-properties fo:color="#000000" fo:font-size="10pt" officeooo:rsid="01f4d1e2" style:font-size-asian="8.75pt" style:font-size-complex="10pt"/>
    </style:style>
    <style:style style:name="T121" style:family="text">
      <style:text-properties fo:color="#000000" fo:font-size="10pt" officeooo:rsid="01f4f4d1" style:font-size-asian="8.75pt" style:font-size-complex="10pt"/>
    </style:style>
    <style:style style:name="T122" style:family="text">
      <style:text-properties fo:color="#000000" fo:font-size="10pt" officeooo:rsid="00f09eb6" style:font-size-asian="10pt" style:font-size-complex="10pt"/>
    </style:style>
    <style:style style:name="T123" style:family="text">
      <style:text-properties fo:color="#000000" fo:font-size="10pt" officeooo:rsid="00f365f1" style:font-size-asian="10pt" style:font-size-complex="10pt"/>
    </style:style>
    <style:style style:name="T124" style:family="text">
      <style:text-properties fo:color="#000000" fo:font-size="10pt" officeooo:rsid="00f54113" style:font-size-asian="10pt" style:font-size-complex="10pt"/>
    </style:style>
    <style:style style:name="T125" style:family="text">
      <style:text-properties fo:color="#000000" fo:font-size="10pt" officeooo:rsid="00f8e8a1" style:font-size-asian="10pt" style:font-size-complex="10pt"/>
    </style:style>
    <style:style style:name="T126" style:family="text">
      <style:text-properties fo:color="#000000" fo:font-size="10pt" officeooo:rsid="00f9f2bd" style:font-size-asian="10pt" style:font-size-complex="10pt"/>
    </style:style>
    <style:style style:name="T127" style:family="text">
      <style:text-properties fo:color="#000000" fo:font-size="10pt" officeooo:rsid="00fb574d" style:font-size-asian="10pt" style:font-size-complex="10pt"/>
    </style:style>
    <style:style style:name="T128" style:family="text">
      <style:text-properties fo:color="#000000" fo:font-size="10pt" officeooo:rsid="00fca016" style:font-size-asian="10pt" style:font-size-complex="10pt"/>
    </style:style>
    <style:style style:name="T129" style:family="text">
      <style:text-properties fo:color="#000000" fo:font-size="10pt" officeooo:rsid="00fedff4" style:font-size-asian="10pt" style:font-size-complex="10pt"/>
    </style:style>
    <style:style style:name="T130" style:family="text">
      <style:text-properties fo:color="#000000" fo:font-size="10pt" officeooo:rsid="00fe3711" style:font-size-asian="10pt" style:font-size-complex="10pt"/>
    </style:style>
    <style:style style:name="T131" style:family="text">
      <style:text-properties fo:color="#000000" fo:font-size="10pt" officeooo:rsid="010175cb" style:font-size-asian="10pt" style:font-size-complex="10pt"/>
    </style:style>
    <style:style style:name="T132" style:family="text">
      <style:text-properties fo:color="#000000" fo:font-size="10pt" officeooo:rsid="00ff9b33" style:font-size-asian="10pt" style:font-size-complex="10pt"/>
    </style:style>
    <style:style style:name="T133" style:family="text">
      <style:text-properties fo:color="#000000" fo:font-size="10pt" officeooo:rsid="01f5dc3d" style:font-size-asian="10pt" style:font-size-complex="10pt"/>
    </style:style>
    <style:style style:name="T134" style:family="text">
      <style:text-properties fo:color="#000000" fo:font-size="10pt" officeooo:rsid="01f673b0" style:font-size-asian="10pt" style:font-size-complex="10pt"/>
    </style:style>
    <style:style style:name="T135" style:family="text">
      <style:text-properties fo:color="#000000" fo:font-size="10pt" officeooo:rsid="01f81f8c" style:font-size-asian="10pt" style:font-size-complex="10pt"/>
    </style:style>
    <style:style style:name="T136" style:family="text">
      <style:text-properties fo:color="#000000" fo:font-size="10pt" officeooo:rsid="00ef71fa" style:font-size-asian="10pt" style:font-size-complex="10pt"/>
    </style:style>
    <style:style style:name="T137" style:family="text">
      <style:text-properties fo:color="#000000" fo:font-size="10pt" officeooo:rsid="00f5fe55" style:font-size-asian="10pt" style:font-size-complex="10pt"/>
    </style:style>
    <style:style style:name="T138" style:family="text">
      <style:text-properties fo:color="#000000" fo:font-size="14pt" fo:font-weight="bold" officeooo:rsid="00dcce81" style:font-size-asian="14pt" style:font-weight-asian="bold" style:font-size-complex="14pt" style:font-weight-complex="bold"/>
    </style:style>
    <style:style style:name="T139" style:family="text">
      <style:text-properties fo:color="#333333" fo:font-size="7pt" fo:font-style="normal" fo:font-weight="normal" officeooo:rsid="01608c9a" fo:background-color="transparent" loext:char-shading-value="0" style:font-size-asian="7pt" style:font-style-asian="normal" style:font-weight-asian="normal" style:font-size-complex="7pt" style:font-style-complex="normal" style:font-weight-complex="normal"/>
    </style:style>
    <style:style style:name="T140" style:family="text">
      <style:text-properties officeooo:rsid="01db9211"/>
    </style:style>
    <style:style style:name="T14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span text:style-name="T52">1.Introdução </text:span></text:p>
      <text:p text:style-name="P39"><text:span text:style-name="T2"><text:tab/></text:span><text:span text:style-name="T30">O</text:span><text:span text:style-name="T6">s </text:span><text:span text:style-name="T3">pesquisador</text:span><text:span text:style-name="T6">es</text:span><text:span text:style-name="T3"> da UNIOESTE que trabalham com a exploração de espaço de projeto, utilizam apenas um computador. Caso queiram realizar experimentos ou simulações, eles dependem do poder computacional de sua máquina. Para acelerar a simulação, alguns optam por usar uma máquina virtual do servidor da própria universidade ou outras máquinas de terceiros. Porém, isso ocasiona um problema, que é o gerenciamento de todas essas máquinas, que deve ser feito manualmente, ou seja, desde a disparação da configuração do espaço a ser explorado, da disparação da simulação, da organização e coleta de dados, devem ser preparados de uma forma </text:span><text:span text:style-name="T32">que tem pouco aproveitamento de um sistema que automatize todas essas atividades</text:span><text:span text:style-name="T3">. </text:span><text:span text:style-name="T4">Outra questão, é que ele deve instalar manualmente todas as ferramentas necessárias, e testar se estão configuradas corretamentes, consumindo tempo que poderia ser usado para a própria pesquisa. </text:span></text:p>
      <text:p text:style-name="P39"><text:span text:style-name="T4"><text:tab/>Uma das áreas de pesquisa é o desenvolvimento de métodos que otimizem o tempo de exploração de um espaço de projeto. A integração do método desenvolvido com as ferramentas não são triviais. Outra questão, é avaliar o desempenho do método em si, </text:span><text:span text:style-name="T7">o qual</text:span><text:span text:style-name="T4"> não </text:span><text:span text:style-name="T7">possuem</text:span><text:span text:style-name="T4"> muitos benchmarks disponíveis, dificultando a comparação com trabalhos alheios. </text:span><text:span text:style-name="T5">Também, para novos pesquisadores irão trabalhar nessa mesma linha, que não estão interessados em desenvolver o</text:span><text:span text:style-name="T16">u</text:span><text:span text:style-name="T5"> melhorar um simulador, o aprendizado de seu uso pode não ser desejado. Isso pode piorar caso ele tenha que trabalhar com diversos simuladores em que não tenham nenhum padrão de interação. </text:span></text:p>
      <text:p text:style-name="P3"><text:tab/></text:p>
      <text:p text:style-name="P10">2. Apresentação das soluções</text:p>
      <text:p text:style-name="P32"><text:tab/><text:span text:style-name="T53">A partir dos problemas levantados anteriormente, foram rotulados os seguintes problemas: tempo de simulação, gerenciamento de depêndencias, gerenciamento da simulação, falta de benchmarks disponíveis, falta de padronização dos simuladores.</text:span></text:p>
      <text:p text:style-name="P13"><text:span text:style-name="T46"><text:tab/>Baseado nisso, as soluções que serão apresentados a seguir foram formuladas. Uma descrição de como cada uma ataca o problema é descrito. No caso, ambas são muito semelhantes, podendo ser categorizadas como um </text:span><text:span text:style-name="T47">sistema distribu</text:span><text:span text:style-name="T49">í</text:span><text:span text:style-name="T47">do modular e colaborativo para exploração de espaço de projeto</text:span><text:span text:style-name="T46">. A única diferença, é que uma tenta ser uma solução mais genérica, em quanto outra tenta ser mais especializada. Caso algum item seja omitido, isso representa que este é igual a outra solução. </text:span></text:p>
      <text:p text:style-name="P13"><text:tab/><text:span text:style-name="T85">A arquitetura do sistema, que mostra de forma mais detalhada o seu funcionamento está presente no Apêndice A.</text:span><text:span text:style-name="T85"><office:annotation><dc:creator>Unknown Author</dc:creator><dc:date>2016-08-12T10:20:47.736766815</dc:date><text:p text:style-name="P45"><text:span text:style-name="T141">Diagrama I*</text:span></text:p></office:annotation></text:span></text:p>
      <text:p text:style-name="P13"/>
      <text:p text:style-name="P30"><text:span text:style-name="T76">2.1. Solução Um - </text:span><text:span text:style-name="T82">Especializada</text:span></text:p>
      <text:p text:style-name="P24"><text:tab/><text:span text:style-name="T139">→ </text:span><text:span text:style-name="T48">Tempo de simulação</text:span><text:span text:style-name="T51">: Para resolver o problema do tempo de simulação, o sistema proposto suportará a distribuição do espaço de projeto criado em diversas máquinas, em que os recursos ociosos destas serão aproveitados. </text:span></text:p>
      <text:p text:style-name="P25"/>
      <text:p text:style-name="P14"><text:span text:style-name="T1"><text:tab/></text:span><text:span text:style-name="T139">→ </text:span><text:span text:style-name="T31">Gerenciamento de depêndencias</text:span><text:span text:style-name="T8">: </text:span><text:span text:style-name="T9">Com o uso de máquinas virtuais, que possuem todos os softwares necessários já instalados, a máquina que servirá como recurso computancional, apenas terá </text:span><text:span text:style-name="T10">que</text:span><text:span text:style-name="T9"> baixar a máquina virtual.</text:span></text:p>
      <text:p text:style-name="P15"><text:span text:style-name="T9"/></text:p>
      <text:p text:style-name="P16"><text:span text:style-name="T8"><text:tab/></text:span><text:span text:style-name="T139">→ </text:span><text:span text:style-name="T31">Gerenciamento de simulação</text:span><text:span text:style-name="T8">: </text:span><text:span text:style-name="T12">O sistema unificará </text:span><text:span text:style-name="T17">o controle</text:span><text:span text:style-name="T12"> </text:span><text:span text:style-name="T17">de </text:span><text:span text:style-name="T12">todas as máquinas disponíveis, usando uma interface web. Só precisando que em cada máquina tenha instalado um </text:span><text:span text:style-name="T13">sof</text:span><text:span text:style-name="T14">t</text:span><text:span text:style-name="T13">ware</text:span><text:span text:style-name="T12"> de gerenciamento. </text:span></text:p>
      <text:p text:style-name="P29"><text:soft-page-break/></text:p>
      <text:p text:style-name="P17"><text:span text:style-name="T8"><text:tab/></text:span><text:span text:style-name="T139">→ </text:span><text:span text:style-name="T31">Falta de benchmarks disponíveis</text:span><text:span text:style-name="T8">: </text:span><text:span text:style-name="T11">Todos os espaços simulados estarão disponíveis </text:span><text:span text:style-name="T18">de forma open source, </text:span><text:span text:style-name="T11">para todos os pesquisadores possam avaliar seus métodos. </text:span></text:p>
      <text:p text:style-name="P15"><text:span text:style-name="T11"/></text:p>
      <text:p text:style-name="P18"><text:span text:style-name="T8"><text:tab/></text:span><text:span text:style-name="T139">→ </text:span><text:span text:style-name="T31">Falta de padronização dos simuladores</text:span><text:span text:style-name="T8">: </text:span><text:span text:style-name="T19">O sistema terá uma </text:span><text:span text:style-name="T20">API e uma interface, que permitirá que </text:span><text:span text:style-name="T21">os pesquisadores comuniquem com todos os </text:span><text:span text:style-name="T22">simuladores </text:span><text:span text:style-name="T23">configurados no sistema de forma única.</text:span></text:p>
      <text:p text:style-name="P19"><text:span text:style-name="T11"/></text:p>
      <text:p text:style-name="P31"><text:span text:style-name="T77">2.</text:span><text:span text:style-name="T78">2</text:span><text:span text:style-name="T77">. Solução </text:span><text:span text:style-name="T79">Dois</text:span><text:span text:style-name="T77"> - </text:span><text:span text:style-name="T80">Genérica</text:span></text:p>
      <text:p text:style-name="P26"><text:span text:style-name="T86"><text:tab/></text:span><text:span text:style-name="T139">→</text:span><text:span text:style-name="T86"> </text:span><text:span text:style-name="T48">Tempo de simulação</text:span><text:span text:style-name="T51">: Diferente da solução anterior, esta permitirá que o usuário do sistema integre ou aperfeiçõe como o sistema distribuirá a simulação.</text:span></text:p>
      <text:p text:style-name="P27"/>
      <text:p text:style-name="P20"><text:span text:style-name="T1"><text:tab/></text:span><text:span text:style-name="T139">→ </text:span><text:span text:style-name="T31">Gerenciamento de depêndencias</text:span><text:span text:style-name="T8">: </text:span><text:span text:style-name="T24">Semelhante ao item anterior, nesta o usuário </text:span><text:span text:style-name="T25">crie suas próprias máquinas virtuais </text:span><text:span text:style-name="T27">com as suas prórpias ferramentas</text:span><text:span text:style-name="T25">, </text:span><text:span text:style-name="T26">para que possam ser distribuídas pela interface web para outras máquinas </text:span><text:span text:style-name="T28">físicas</text:span><text:span text:style-name="T26">. </text:span></text:p>
      <text:p text:style-name="P21"><text:span text:style-name="T26"/></text:p>
      <text:p text:style-name="P21"><text:span text:style-name="T26"><text:tab/></text:span><text:span text:style-name="T29">Os outros</text:span><text:span text:style-name="T81"> </text:span><text:span text:style-name="T87">items</text:span><text:span text:style-name="T81"> </text:span><text:span text:style-name="T87">são os mesmos pois </text:span><text:span text:style-name="T88">como busca </text:span><text:span text:style-name="T94">uma</text:span><text:span text:style-name="T93"> padronização</text:span><text:span text:style-name="T89">, permitir a personalização destes que faltam, iria contra este propósito. </text:span><text:span text:style-name="T90">Esses são transparentes ao usuário, ficando ao desenvolvedor a tarefa de melhorá-lo, </text:span><text:span text:style-name="T91">quando </text:span><text:span text:style-name="T92">necessário</text:span><text:span text:style-name="T90">.</text:span></text:p>
      <text:p text:style-name="P4"/>
      <text:p text:style-name="P10">3. Viabilidade Operacional</text:p>
      <text:p text:style-name="P11"><text:span text:style-name="T95"><text:tab/></text:span><text:span text:style-name="T96">Para avaliar em termos operacionais, foi usado a estrutura PIECES. Como ambas as soluções são muito semelhantes, </text:span><text:span text:style-name="T97">a viabilidade de ambas, neste quesito, estão organizadas no mesmo local. </text:span><text:span text:style-name="T98">Com isso, resta </text:span><text:span text:style-name="T99">pontua-las, que é mostrado posteriormente.</text:span></text:p>
      <text:p text:style-name="P10"><text:span text:style-name="T95"/></text:p>
      <text:p text:style-name="P33"><text:tab/><text:span text:style-name="T139">→ </text:span><text:span text:style-name="T75">Performace</text:span><text:span text:style-name="T54">: Os experimentos são realizados de forma manual, em que vários processos, potencialmente, podem ser automatizados por algum sistema. Atualmente, perde-se muito tempo gerenciando os estudos de caso, em que este poderia ser investido em outras atividades pertinentes a pesquisa. Por exemplo, caso o pesquisador queira distribui</text:span><text:span text:style-name="T55">r</text:span><text:span text:style-name="T54"> uma simulação em máquinas diferentes, ele manualmente terá que configurar cada uma individualmente. Outra questão, é que os dados gerados são armazenados na máquina que executou-a, restando para o pesquisador coleta-los separadamente. Os membros do grupo de pesquisa notam que várias etapas, desse processo poderiam ser automatizadas por um sistema computacional. Então, o desenvolvimento neste caso é apropriado.</text:span></text:p>
      <text:p text:style-name="P34"><text:span text:style-name="T54"/></text:p>
      <text:p text:style-name="P22"><text:tab/><text:span text:style-name="T139">→ </text:span><text:span text:style-name="T45">Information</text:span><text:span text:style-name="T35">: Atualmente, para diferentes experimentos ou estudo de caso, não existe nenhum padrão na organização dos dados produzidos. Com isso, a extração dos dados pertinentes no estudo acabam ocasionando, que toda vez o pesquisador crie </text:span><text:span text:style-name="T41">scripts</text:span><text:span text:style-name="T35"> diferentes para obtê-los. Novamente, essa metodologia ou </text:span><text:span text:style-name="T15">falta dela</text:span><text:span text:style-name="T35"> causa uma ineficiência. Com isso, percebe-se que nesse aspecto, uma solução computacional poderia aumentar a produtividade.</text:span></text:p>
      <text:p text:style-name="P23"/>
      <text:p text:style-name="P22"><text:tab/><text:span text:style-name="T139">→ </text:span><text:span text:style-name="T50">Economic</text:span><text:span text:style-name="T33">: Devido a particularidade do problema a ser resolvido, destaca-se que no processo atual não existe nenhum custo, por parte dos membros envolvido na organização, durante a pesquisa. Todo o custo inerente ao processo </text:span><text:soft-page-break/><text:span text:style-name="T33">é financiado por meio de bolsas de iniciação científica. <text:s/>Então, no momento esse critério tem uma pretenção neutra, ou seja, não é relevante ao estudo de viabilidade. </text:span></text:p>
      <text:p text:style-name="P23"/>
      <text:p text:style-name="P22"><text:span text:style-name="T40"><text:tab/></text:span><text:span text:style-name="T139">→ </text:span><text:span text:style-name="T45">Control</text:span><text:span text:style-name="T35">: Devido a falta de automatização no processo, existe uma propenssão a erros. Isso pode ocasionar a corrupção de dados produzidos, invalidando-os e prejudicando a comunidade científica e o pesquisador. <text:s/>Então, a implementação de um sistema computacional, mais uma vez, <text:s/>prova-se interessante neste aspecto.</text:span></text:p>
      <text:p text:style-name="P23"/>
      <text:p text:style-name="P22"><text:tab/><text:span text:style-name="T139">→ </text:span><text:span text:style-name="T45">Efficiency</text:span><text:span text:style-name="T35">: O modelo atual de operação, em que alguns pontos já destacados anteriormente, somado a outros problemas, faz com que os pesquisadores gastem tempo na gerencia do estudo de caso, além de não aproveitar todo o recurso computacional disponível. Obviamente, isso não é desejável. Portanto, uma automatização de todo o processo aumentaria a eficiência.</text:span></text:p>
      <text:p text:style-name="P22"><text:span text:style-name="T35"><text:s/></text:span></text:p>
      <text:p text:style-name="P22"><text:tab/><text:span text:style-name="T139">→ </text:span><text:span text:style-name="T45">Service</text:span><text:span text:style-name="T35">: O modo atual depende muito da capacidade dos pesquisadores de gerenciar todas as suas atividades. Devido a imprevisibilidade do ser humano, erros podem ocorrer. Isso torna o processo pouco ideal, sendo sucetível a erros. <text:s/>Também, a adaptabilidade aos novos problemas dependem muito do pesquisador. Um sistema poderia implicar em uma metodolgia que os </text:span><text:span text:style-name="T41">stakeholders</text:span><text:span text:style-name="T35"> poderia seguir, aumentando a confiabilidade.</text:span></text:p>
      <text:p text:style-name="P23"/>
      <text:p text:style-name="P23"><text:tab/><text:span text:style-name="T42">Com os dados acima, concluimos que um sistema caso bem projetado para atender as necessidades atuais dos pesquisadores é viável operacionalmente.</text:span></text:p>
      <text:p text:style-name="P4"/>
      <text:p text:style-name="P10">4. Viabilidade Técnica</text:p>
      <text:p text:style-name="P36"><text:span text:style-name="T83"><text:tab/></text:span><text:span text:style-name="T100">A </text:span><text:span text:style-name="T101">solução proposta pode ser considera uma SaaS. Também, soluções semelhantes já existem, porém para diferentes domínios, </text:span><text:span text:style-name="T102">ou seja, </text:span><text:span text:style-name="T103">possuem </text:span><text:span text:style-name="T104">já</text:span><text:span text:style-name="T103"> </text:span><text:span text:style-name="T104">existem </text:span><text:span text:style-name="T103">tecnologias </text:span><text:span text:style-name="T104">que pode ser usadas ou servir como base para a solução proposta</text:span><text:span text:style-name="T101">. </text:span><text:span text:style-name="T105">Além, disso todas as ferramentas que serão usadas serão open source, não precisando </text:span><text:span text:style-name="T106">comprar </text:span><text:span text:style-name="T105">nenhum </text:span><text:span text:style-name="T107">software. </text:span><text:span text:style-name="T108">Porém, um possível problema é </text:span><text:span text:style-name="T109">a falta de infraestrutura que a universidade pode oferecer, já que ambas as solução são servições em nuvem. </text:span><text:span text:style-name="T110">Apesar de dispor de servidores, que são usados pelos pesquisadores, </text:span><text:span text:style-name="T111">não existe uma confiabilidade no funcionamento destes. Por exemplo, existe </text:span><text:span text:style-name="T112">um caso em que um foi desliga</text:span><text:span text:style-name="T113">do </text:span><text:span text:style-name="T114">devido a uma queda de energia, </text:span><text:span text:style-name="T116">deixando-o inacessível </text:span><text:span text:style-name="T117">e </text:span><text:span text:style-name="T118">atrasando </text:span><text:span text:style-name="T119">o experimento que estava sendo realizado</text:span><text:span text:style-name="T114">. </text:span><text:span text:style-name="T115">Essa é um questão que não pode ocorrer, </text:span><text:span text:style-name="T120">visto novamente a característica da solução, </text:span><text:span text:style-name="T121">sendo um problema técnico a ser resolvido</text:span><text:span text:style-name="T120">. </text:span><text:span text:style-name="T115"><text:s/></text:span></text:p>
      <text:p text:style-name="P37"><text:span text:style-name="T138"><text:tab/></text:span><text:span text:style-name="T133">Como</text:span><text:span text:style-name="T84"> </text:span><text:span text:style-name="T133">ferramentas para </text:span><text:span text:style-name="T134">implementar a solução, as escolhas e o seu papel é descrito a seguir. </text:span><text:span text:style-name="T135">Como principal linguagem de programação será usado o Python, visto </text:span><text:span text:style-name="T136">que é </text:span><text:span text:style-name="T137">muito</text:span><text:span text:style-name="T136"> usado atualmente </text:span><text:span text:style-name="T122">por empresas </text:span><text:span text:style-name="T123">nas aplicações do tipo cliente-servidor. <text:s/></text:span><text:span text:style-name="T124">Também, </text:span><text:span text:style-name="T125">para dese</text:span><text:span text:style-name="T126">nvolver </text:span><text:span text:style-name="T127">a interface web será usado </text:span><text:span text:style-name="T128">o</text:span><text:span text:style-name="T129">s</text:span><text:span text:style-name="T128"> framework</text:span><text:span text:style-name="T129">s</text:span><text:span text:style-name="T128"> </text:span><text:span text:style-name="T130">Django </text:span><text:span text:style-name="T129">e Bootstrap, além das linguage</text:span><text:span text:style-name="T131">ns css, html e</text:span><text:span text:style-name="T129"> </text:span><text:span text:style-name="T132">javascrip</text:span><text:span text:style-name="T57">t</text:span><text:span text:style-name="T58">.</text:span><text:span text:style-name="T59"> </text:span><text:span text:style-name="T60">Para gerenciar as máquinas virtuais será usado o framework OpenNebula. </text:span><text:span text:style-name="T56">Para o banco de dados </text:span><text:span text:style-name="T68">optou pelo </text:span><text:span text:style-name="T69">SGB</text:span><text:span text:style-name="T70">D</text:span><text:span text:style-name="T69"> </text:span><text:span text:style-name="T68">MySQL</text:span><text:span text:style-name="T56">. </text:span></text:p>
      <text:p text:style-name="P37"><text:span text:style-name="T56"><text:tab/></text:span><text:span text:style-name="T61">Os membros da </text:span><text:span text:style-name="T71">organização</text:span><text:span text:style-name="T61"> </text:span><text:span text:style-name="T62">X</text:span><text:span text:style-name="T72">YZ</text:span><text:span text:style-name="T62">, que irão desenvolver o sistema </text:span><text:span text:style-name="T63">em estudo, </text:span><text:span text:style-name="T73">definiram na</text:span><text:span text:style-name="T64"> Tabela </text:span><text:span text:style-name="T65">I</text:span><text:span text:style-name="T64"> </text:span><text:span text:style-name="T66">o nível </text:span><text:span text:style-name="T73">atual </text:span><text:span text:style-name="T66">de </text:span><text:span text:style-name="T67">domínios </text:span><text:span text:style-name="T74">d</text:span><text:span text:style-name="T67">as ferramentas </text:span><text:span text:style-name="T74">apresentadas</text:span><text:span text:style-name="T67">.</text:span></text:p>
      <text:p text:style-name="P37"><text:span text:style-name="T67"/></text:p>
      <text:p text:style-name="P28">Tabela I. <text:span text:style-name="T140">Proficiência das Ferramentas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A"/>
        <table:table-column table:style-name="Table1.I"/>
        <text:soft-page-break/>
        <table:table-row>
          <table:table-cell table:style-name="Table1.A1" office:value-type="string">
            <text:p text:style-name="P43">Equipe/</text:p>
            <text:p text:style-name="P43">Ferramenta</text:p>
          </table:table-cell>
          <table:table-cell table:style-name="Table1.A1" office:value-type="string">
            <text:p text:style-name="P40">Python</text:p>
          </table:table-cell>
          <table:table-cell table:style-name="Table1.A1" office:value-type="string">
            <text:p text:style-name="P40">Django</text:p>
          </table:table-cell>
          <table:table-cell table:style-name="Table1.A1" office:value-type="string">
            <text:p text:style-name="P41">OpenNebula</text:p>
          </table:table-cell>
          <table:table-cell table:style-name="Table1.A1" office:value-type="string">
            <text:p text:style-name="P43">MySQL</text:p>
          </table:table-cell>
          <table:table-cell table:style-name="Table1.A1" office:value-type="string">
            <text:p text:style-name="P40">html</text:p>
          </table:table-cell>
          <table:table-cell table:style-name="Table1.A1" office:value-type="string">
            <text:p text:style-name="P42">css</text:p>
          </table:table-cell>
          <table:table-cell table:style-name="Table1.A1" office:value-type="string">
            <text:p text:style-name="P42">Javascript</text:p>
          </table:table-cell>
          <table:table-cell table:style-name="Table1.I1" office:value-type="string">
            <text:p text:style-name="P42">Bootstrap</text:p>
          </table:table-cell>
        </table:table-row>
        <table:table-row>
          <table:table-cell table:style-name="Table1.A2" office:value-type="string">
            <text:p text:style-name="P43">João </text:p>
          </table:table-cell>
          <table:table-cell table:style-name="Table1.A2" office:value-type="string">
            <text:p text:style-name="P44">5</text:p>
          </table:table-cell>
          <table:table-cell table:style-name="Table1.A2" office:value-type="string">
            <text:p text:style-name="P44">2</text:p>
          </table:table-cell>
          <table:table-cell table:style-name="Table1.A2" office:value-type="string">
            <text:p text:style-name="P44">X</text:p>
          </table:table-cell>
          <table:table-cell table:style-name="Table1.A2" office:value-type="string">
            <text:p text:style-name="P44">0,5</text:p>
          </table:table-cell>
          <table:table-cell table:style-name="Table1.A2" office:value-type="string">
            <text:p text:style-name="P44">1,5</text:p>
          </table:table-cell>
          <table:table-cell table:style-name="Table1.A2" office:value-type="string">
            <text:p text:style-name="P44">2</text:p>
          </table:table-cell>
          <table:table-cell table:style-name="Table1.A2" office:value-type="string">
            <text:p text:style-name="P44">4,5</text:p>
          </table:table-cell>
          <table:table-cell table:style-name="Table1.I2" office:value-type="string">
            <text:p text:style-name="P44">0</text:p>
          </table:table-cell>
        </table:table-row>
        <table:table-row>
          <table:table-cell table:style-name="Table1.A2" office:value-type="string">
            <text:p text:style-name="P44">Matheus</text:p>
          </table:table-cell>
          <table:table-cell table:style-name="Table1.A2" office:value-type="string">
            <text:p text:style-name="P44">5</text:p>
          </table:table-cell>
          <table:table-cell table:style-name="Table1.A2" office:value-type="string">
            <text:p text:style-name="P44">2</text:p>
          </table:table-cell>
          <table:table-cell table:style-name="Table1.A2" office:value-type="string">
            <text:p text:style-name="P44">4</text:p>
          </table:table-cell>
          <table:table-cell table:style-name="Table1.A2" office:value-type="string">
            <text:p text:style-name="P44">1,5</text:p>
          </table:table-cell>
          <table:table-cell table:style-name="Table1.A2" office:value-type="string">
            <text:p text:style-name="P44">4</text:p>
          </table:table-cell>
          <table:table-cell table:style-name="Table1.A2" office:value-type="string">
            <text:p text:style-name="P44">2</text:p>
          </table:table-cell>
          <table:table-cell table:style-name="Table1.A2" office:value-type="string">
            <text:p text:style-name="P44">X</text:p>
          </table:table-cell>
          <table:table-cell table:style-name="Table1.I2" office:value-type="string">
            <text:p text:style-name="P44">0</text:p>
          </table:table-cell>
        </table:table-row>
        <table:table-row>
          <table:table-cell table:style-name="Table1.A2" office:value-type="string">
            <text:p text:style-name="P43">Renan </text:p>
          </table:table-cell>
          <table:table-cell table:style-name="Table1.A2" office:value-type="string">
            <text:p text:style-name="P44">6,5</text:p>
          </table:table-cell>
          <table:table-cell table:style-name="Table1.A2" office:value-type="string">
            <text:p text:style-name="P44">3</text:p>
          </table:table-cell>
          <table:table-cell table:style-name="Table1.A2" office:value-type="string">
            <text:p text:style-name="P44">X</text:p>
          </table:table-cell>
          <table:table-cell table:style-name="Table1.A2" office:value-type="string">
            <text:p text:style-name="P44">0,5</text:p>
          </table:table-cell>
          <table:table-cell table:style-name="Table1.A2" office:value-type="string">
            <text:p text:style-name="P44">4,5</text:p>
          </table:table-cell>
          <table:table-cell table:style-name="Table1.A2" office:value-type="string">
            <text:p text:style-name="P44">4,5</text:p>
          </table:table-cell>
          <table:table-cell table:style-name="Table1.A2" office:value-type="string">
            <text:p text:style-name="P44">3,5</text:p>
          </table:table-cell>
          <table:table-cell table:style-name="Table1.I2" office:value-type="string">
            <text:p text:style-name="P44">3,5</text:p>
          </table:table-cell>
        </table:table-row>
        <table:table-row>
          <table:table-cell table:style-name="Table1.A2" office:value-type="string">
            <text:p text:style-name="P44">Relevância</text:p>
          </table:table-cell>
          <table:table-cell table:style-name="Table1.A2" office:value-type="string">
            <text:p text:style-name="P44">9</text:p>
          </table:table-cell>
          <table:table-cell table:style-name="Table1.A2" office:value-type="string">
            <text:p text:style-name="P44">8</text:p>
          </table:table-cell>
          <table:table-cell table:style-name="Table1.A2" office:value-type="string">
            <text:p text:style-name="P44">7</text:p>
          </table:table-cell>
          <table:table-cell table:style-name="Table1.A2" office:value-type="string">
            <text:p text:style-name="P44">9,5</text:p>
          </table:table-cell>
          <table:table-cell table:style-name="Table1.A2" office:value-type="string">
            <text:p text:style-name="P44">9</text:p>
          </table:table-cell>
          <table:table-cell table:style-name="Table1.A2" office:value-type="string">
            <text:p text:style-name="P44">6</text:p>
          </table:table-cell>
          <table:table-cell table:style-name="Table1.A2" office:value-type="string">
            <text:p text:style-name="P44">7</text:p>
          </table:table-cell>
          <table:table-cell table:style-name="Table1.I2" office:value-type="string">
            <text:p text:style-name="P44">7</text:p>
          </table:table-cell>
        </table:table-row>
      </table:table>
      <text:p text:style-name="P38">X =: Não possui conhecimento algum</text:p>
      <text:p text:style-name="P23"><text:tab/><text:span text:style-name="T43">O ideal é ter domínio de pelo menos 8 em todas as ferramentas utilizadas, durante a etapa de implementação, para que possa ter um bom resultado. No entanto, como algumas partes do trabalho serão subdivididas, portanto, não é necessário que todos os membros tenha um bom conhecimento delas. Também, como algumas partes do sistema serão implementados depois, o tempo de aprendizado para cada uma é diferente. Caso os integrantes da equipe de desenvolvimento estejam qualificados para a fase de implementação, então a solução proposta é viável neste quesito.</text:span></text:p>
      <text:p text:style-name="P35"/>
      <text:p text:style-name="P1">5.Viabilidade Econômica </text:p>
      <text:p text:style-name="P1"/>
      <text:p text:style-name="P5"><text:tab/><text:span text:style-name="T34">List = [Dominio, Servidor Web, Servidor de Armazenamento, Manutenção]</text:span></text:p>
      <text:p text:style-name="P5"/>
      <text:p text:style-name="P1">6.Viabilidade de Cronograma <text:span text:style-name="T44">🕛</text:span></text:p>
      <text:p text:style-name="P1"><text:span text:style-name="T44"/></text:p>
      <text:p text:style-name="P6"><text:tab/><text:span text:style-name="T37">Total: 6 meses</text:span></text:p>
      <text:p text:style-name="P8"><text:tab/>SystemComponent:Time[planejamento:implementação:teste]{dias(HORAS)}</text:p>
      <text:p text:style-name="P4"><text:tab/><text:span text:style-name="T36">Web Interface:[20:35:5]</text:span></text:p>
      <text:p text:style-name="P4"><text:tab/><text:span text:style-name="T36">Host Manager:[10:15:5]</text:span></text:p>
      <text:p text:style-name="P4"><text:tab/><text:span text:style-name="T36">VM:[10:30:5]</text:span></text:p>
      <text:p text:style-name="P7"><text:tab/>Database:[15:7:<text:span text:style-name="T38">10</text:span>]</text:p>
      <text:p text:style-name="P4"><text:tab/><text:span text:style-name="T36">Broker:[15:5:5]</text:span></text:p>
      <text:p text:style-name="P4"><text:tab/><text:span text:style-name="T39">Obs:Multiplicar por um K (Fator de Ajuste)</text:span></text:p>
      <text:p text:style-name="P4"/>
      <text:p text:style-name="P1">7. Conclusões sobre a Viabilidade de implementação </text:p>
      <text:p text:style-name="P2"/>
      <text:p text:style-name="P1">8. Escolha do método de gerenciamento</text:p>
      <text:p text:style-name="P2"/>
      <text:p text:style-name="P1">9. Cronograma de desenvolvimento </text:p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atin Modern Mono Light" svg:font-family="'Latin Modern Mono Light'" style:font-pitch="fixed"/>
    <style:font-face style:name="Lohit Gujarati" svg:font-family="'Lohit Gujarati'" style:font-adornments="Regular" style:font-pitch="variable"/>
    <style:font-face style:name="Tlwg Typist" svg:font-family="'Tlwg Typist'" style:font-pitch="variable"/>
    <style:font-face style:name="TlwgTypewriter" svg:font-family="TlwgTypewriter" style:font-family-generic="modern" style:font-pitch="variable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28T17:30:07.580139639</meta:creation-date>
    <dc:date>2016-08-12T14:00:46.157326947</dc:date>
    <meta:editing-duration>PT8H28M40S</meta:editing-duration>
    <meta:editing-cycles>452</meta:editing-cycles>
    <meta:generator>LibreOffice/5.0.5.2$Linux_X86_64 LibreOffice_project/00m0$Build-2</meta:generator>
    <meta:document-statistic meta:table-count="1" meta:image-count="0" meta:object-count="0" meta:page-count="4" meta:paragraph-count="95" meta:word-count="1508" meta:character-count="10010" meta:non-whitespace-character-count="8537"/>
  </office:meta>
</office:document-meta>
</file>